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5cm" fo:min-width="15.67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688cm" fo:min-width="15.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05cm" fo:min-width="14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style:style style:name="P2" style:family="paragraph">
      <style:paragraph-properties fo:text-align="start"/>
      <style:text-properties fo:font-size="18pt" fo:font-weight="bold" style:font-size-asian="18pt" style:font-size-complex="18pt"/>
    </style:style>
    <style:style style:name="P3" style:family="paragraph">
      <style:paragraph-properties fo:margin-left="1cm" fo:margin-right="0cm" fo:text-align="start" fo:text-indent="0cm"/>
      <style:text-properties fo:font-size="18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1cm" fo:margin-right="0cm" fo:text-align="start" fo:text-indent="0cm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6.171cm" svg:height="9.3cm" svg:x="1.428cm" svg:y="19.209cm">
          <text:p text:style-name="P1"><text:span text:style-name="T1">AppStackElement</text:span></text:p>
          <text:p text:style-name="P1"><text:span text:style-name="T1"/></text:p>
          <text:p text:style-name="P2"><text:span text:style-name="T1">Main Layer to manage all elements for security </text:span></text:p>
          <text:p text:style-name="P2"><text:span text:style-name="T1">and privacy purposes. </text:span></text:p>
          <text:p text:style-name="P2"><text:span text:style-name="T1"/></text:p>
          <text:list text:style-name="L1">
            <text:list-item>
              <text:p text:style-name="P3"><text:span text:style-name="T2">ACL</text:span></text:p>
            </text:list-item>
            <text:list-item>
              <text:p text:style-name="P3"><text:span text:style-name="T2">Signature</text:span></text:p>
            </text:list-item>
            <text:list-item>
              <text:p text:style-name="P3"><text:span text:style-name="T2">Encryption</text:span></text:p>
            </text:list-item>
            <text:list-item>
              <text:p text:style-name="P3"><text:span text:style-name="T2">Version</text:span></text:p>
            </text:list-item>
            <text:list-item>
              <text:p text:style-name="P3"><text:span text:style-name="T2">AppStackTyp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16.3cm" svg:height="6.938cm" svg:x="1.4cm" svg:y="10.562cm">
          <text:p text:style-name="P4"><text:span text:style-name="T3">AppStackType</text:span></text:p>
          <text:p text:style-name="P5"><text:span text:style-name="T3"/></text:p>
          <text:p text:style-name="P5"><text:span text:style-name="T3">Manage a set of AppStackData and define how it will</text:span></text:p>
          <text:p text:style-name="P5"><text:span text:style-name="T3">be displayed</text:span></text:p>
          <text:p text:style-name="P4"><text:span text:style-name="T3"/></text:p>
          <text:list text:style-name="L1">
            <text:list-item>
              <text:p text:style-name="P6">Version</text:p>
            </text:list-item>
            <text:list-item>
              <text:p text:style-name="P6">Names (short, long)</text:p>
            </text:list-item>
            <text:list-item>
              <text:p text:style-name="P6">Icon</text:p>
            </text:list-item>
            <text:list-item>
              <text:p text:style-name="P6">AppStackData []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4.5cm" svg:height="7.3cm" svg:x="5.2cm" svg:y="1.4cm">
          <text:p text:style-name="P4"><text:span text:style-name="T4">AppStackData</text:span></text:p>
          <text:p text:style-name="P5"><text:span text:style-name="T4"/></text:p>
          <text:p text:style-name="P5"><text:span text:style-name="T4">Contains the final value to display. It can be a</text:span></text:p>
          <text:p text:style-name="P5"><text:span text:style-name="T4">Primitive type as an integer... or another</text:span></text:p>
          <text:p text:style-name="P5"><text:span text:style-name="T4">AppStackType.</text:span></text:p>
          <text:p text:style-name="P5"><text:span text:style-name="T4"/></text:p>
          <text:list text:style-name="L1">
            <text:list-item>
              <text:p text:style-name="P6">Version</text:p>
            </text:list-item>
            <text:list-item>
              <text:p text:style-name="P6">Name</text:p>
            </text:list-item>
            <text:list-item>
              <text:p text:style-name="P6">ValueType (PrimitiveType or /AppStackType)</text:p>
            </text:list-item>
            <text:list-item>
              <text:p text:style-name="P6">Value / ID or filt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2.45cm" svg:y1="8.7cm" svg:x2="9.55cm" svg:y2="10.562cm" draw:start-shape="id1" draw:start-glue-point="2" draw:end-shape="id2" draw:end-glue-point="0" svg:d="M12450 8700v931h-2900v931" svg:viewBox="0 0 2901 1863">
          <text:p text:style-name="P4">&lt;contains&gt;</text:p>
        </draw:connector>
        <draw:connector draw:style-name="gr4" draw:text-style-name="P4" draw:layer="layout" svg:x1="9.513cm" svg:y1="19.209cm" svg:x2="9.55cm" svg:y2="17.5cm" draw:start-shape="id3" draw:start-glue-point="0" draw:end-shape="id2" draw:end-glue-point="2" svg:d="M9513 19209v-854h37v-855" svg:viewBox="0 0 38 1710">
          <text:p text:style-name="P4">&lt;is a&gt;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22:19:05.699435776</meta:creation-date>
    <dc:date>2021-05-13T23:21:43.844668011</dc:date>
    <meta:editing-duration>PT8M54S</meta:editing-duration>
    <meta:editing-cycles>3</meta:editing-cycles>
    <meta:generator>LibreOffice/6.4.7.2$Linux_X86_64 LibreOffice_project/40$Build-2</meta:generator>
    <meta:document-statistic meta:object-count="5"/>
  </office:meta>
</office:document-meta>
</file>